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2.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1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color="#000000" style:font-name="Georgia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4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5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6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 fo:margin-left="0in"/>
      <style:text-properties fo:color="#808080" style:font-name="Georgia"/>
    </style:style>
    <style:style style:name="ce7" style:family="table-cell" style:parent-style-name="Default">
      <style:table-cell-properties fo:background-color="#ff33ff" style:text-align-source="fix" style:repeat-content="false" fo:wrap-option="wrap" style:vertical-align="middle"/>
      <style:paragraph-properties fo:text-align="center" fo:margin-left="0in"/>
    </style:style>
    <style:style style:name="ce8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9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1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14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5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/>
      <style:text-properties fo:color="#808080" style:font-name="Georgia"/>
    </style:style>
    <style:style style:name="T1" style:family="text">
      <style:text-properties fo:color="#feda59" fo:font-size="10pt" fo:font-weight="normal" style:font-weight-asian="normal" style:font-weight-complex="normal"/>
    </style:style>
    <style:style style:name="T2" style:family="text">
      <style:text-properties fo:color="#feda59" style:text-position="super 58%" fo:font-size="10pt" fo:font-weight="normal" style:font-weight-asian="normal" style:font-weight-complex="norm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Arial"/>
    </style:style>
  </office:automatic-styles>
  <office:body>
    <office:spreadsheet>
      <table:table table:name="Sheet1" table:style-name="ta1" table:print="false">
        <table:table-column table:style-name="co2" table:default-cell-style-name="ce8"/>
        <table:table-column table:style-name="co3" table:number-columns-repeated="1022" table:default-cell-style-name="ce13"/>
        <table:table-column table:style-name="co3" table:default-cell-style-name="Default"/>
        <table:table-row table:style-name="ro2">
          <table:table-cell table:style-name="ce1" office:value-type="string">
            <text:p>TASKS</text:p>
            <text:p><text:span text:style-name="T1">Due December 1</text:span><text:span text:style-name="T2">st</text:span></text:p>
          </table:table-cell>
          <table:table-cell table:style-name="ce9" office:value-type="string">
            <text:p>(JEFF)</text:p>
          </table:table-cell>
          <table:table-cell table:style-name="ce9" office:value-type="string">
            <text:p>(KURT)</text:p>
          </table:table-cell>
          <table:table-cell table:style-name="ce9" office:value-type="string">
            <text:p>(MATT)</text:p>
          </table:table-cell>
          <table:table-cell table:style-name="ce9" office:value-type="string">
            <text:p>(LUCIAN)</text:p>
            <text:p>(DAVID)</text:p>
            <text:p>(MAYA)</text:p>
          </table:table-cell>
          <table:table-cell table:style-name="ce9" office:value-type="string">
            <text:p>(DANIELLE)</text:p>
          </table:table-cell>
          <table:table-cell table:style-name="ce9" office:value-type="string">
            <text:p>Recently Completed</text:p>
          </table:table-cell>
          <table:table-cell table:style-name="ce9" office:value-type="string">
            <text:p>Old Ideas</text:p>
          </table:table-cell>
          <table:table-cell table:style-name="Default" table:number-columns-repeated="1015"/>
          <table:table-cell/>
        </table:table-row>
        <table:table-row table:style-name="ro2">
          <table:table-cell table:style-name="ce2" office:value-type="string">
            <text:p><text:span text:style-name="T3">LEGEND</text:span></text:p>
            <text:p><text:span text:style-name="T4"/></text:p>
            <text:p><text:span text:style-name="T4">Red = High Priority</text:span></text:p>
            <text:p><text:span text:style-name="T5">Orange = MediumPriority</text:span></text:p>
            <text:p><text:span text:style-name="T5">Yellow = Low Priority</text:span></text:p>
            <text:p><text:span text:style-name="T5">Green = Complete</text:span></text:p>
            <text:p><text:span text:style-name="T5">Pink = School Edition</text:span></text:p>
          </table:table-cell>
          <table:table-cell table:style-name="ce10" office:value-type="string">
            <text:p>Change info menu to show 3 antelopes at a time instead of 4. <text:s/>The center antelope card will be 3 times as large and will have its name displayed below it.</text:p>
          </table:table-cell>
          <table:table-cell table:style-name="ce10" office:value-type="string">
            <text:p>Set up Github for a home and school version of Antelope Up.</text:p>
          </table:table-cell>
          <table:table-cell table:style-name="ce10" office:value-type="string">
            <text:p>Polish launch icon. </text:p>
          </table:table-cell>
          <table:table-cell table:style-name="ce10" office:value-type="string">
            <text:p>David voice missing animal names.</text:p>
          </table:table-cell>
          <table:table-cell table:style-name="ce10" office:value-type="string">
            <text:p>Allow users to type into text fields on the bug tracking website. <text:s/>Make each part required. <text:s/>If any part is not filled in, they cannot submit their bug. </text:p>
          </table:table-cell>
          <table:table-cell table:style-name="ce15" office:value-type="string">
            <text:p>Settings menu graphics fixed instead of stretching with screen.</text:p>
          </table:table-cell>
          <table:table-cell table:style-name="ce12" office:value-type="string">
            <text:p>Have a setting to watch tutorial again.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3"/>
          <table:table-cell table:style-name="ce10" office:value-type="string">
            <text:p>Set camera to always have 1080p (16/9) aspect ratio across every device.</text:p>
          </table:table-cell>
          <table:table-cell table:style-name="ce10" office:value-type="string">
            <text:p>Have antelopes run direction away from the lioness cards.</text:p>
          </table:table-cell>
          <table:table-cell table:style-name="ce10" office:value-type="string">
            <text:p>Add in Will's latest Africa region text.</text:p>
          </table:table-cell>
          <table:table-cell table:style-name="ce10" office:value-type="string">
            <text:p>New antelope grunts and run off screen sound for small and medium antelopes. <text:s/>The sound Lucian made so far is good for large antelopes.</text:p>
          </table:table-cell>
          <table:table-cell table:style-name="ce10" office:value-type="string">
            <text:p><text:s/>Instead of "(circle area)", have it say "Check all that apply". <text:s/>At least one check box must be selected for the user to submit the bug.</text:p>
          </table:table-cell>
          <table:table-cell table:style-name="ce15" office:value-type="string">
            <text:p>Replace a with capital A for splash screen animation</text:p>
          </table:table-cell>
          <table:table-cell table:style-name="ce12" office:value-type="string">
            <text:p>New info menu style, possibly that scrolls like a Mac album slider, while being able to see all antelope at one time. <text:s/>Mousewheel zoom on pc, fingers drag zoom on mobile.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4"/>
          <table:table-cell table:style-name="ce11" office:value-type="string">
            <text:p>Set music volume in the info pages to be 25%? <text:s/>If the users settings for music are already less than 25%, keep their music volume setting.</text:p>
          </table:table-cell>
          <table:table-cell table:style-name="ce10" office:value-type="string">
            <text:p>Flip lioness back over after next card is being clicked. </text:p>
          </table:table-cell>
          <table:table-cell table:style-name="ce10" office:value-type="string">
            <text:p>New background for Northern Africa.</text:p>
          </table:table-cell>
          <table:table-cell table:style-name="ce10" office:value-type="string">
            <text:p>2x small medium and large antelope idle sound(unique sounds for some antelopes).</text:p>
          </table:table-cell>
          <table:table-cell table:style-name="ce10" office:value-type="string">
            <text:p><text:s/>Set all parts to have check box buttons so the users can choose multiple options for their bug. <text:s/>For example, one bug may occur in the Information Page, Settings, Eastern Africa, and Northern Africa on Hard and Easy.</text:p>
          </table:table-cell>
          <table:table-cell table:style-name="ce15" office:value-type="string">
            <text:p>Revert logo art to old version. </text:p>
          </table:table-cell>
          <table:table-cell table:style-name="ce12" office:value-type="string">
            <text:p>Tutorial: Auto plays for the first time game starts(After clicking past the splashscreen). Setup tutorial according to tutorial script.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5"/>
          <table:table-cell table:style-name="ce11" office:value-type="string">
            <text:p>Set the scale of males and females in info pages based on the "AUP_Home_and_School_Requests.pdf" document in github, under DesignDocuments folder.</text:p>
          </table:table-cell>
          <table:table-cell table:style-name="ce10" office:value-type="string">
            <text:p>At the beginning of a round(After"GO") any cards that have a lioness, shake for a second and play a lioness growl sound(Lucian needs to make one). </text:p>
          </table:table-cell>
          <table:table-cell table:style-name="ce10" office:value-type="string">
            <text:p>New background for Western Africa.</text:p>
          </table:table-cell>
          <table:table-cell table:style-name="ce10" office:value-type="string">
            <text:p>2x small medium and large antelope is happy sound(unique sounds for some antelopes).</text:p>
          </table:table-cell>
          <table:table-cell table:style-name="ce10" office:value-type="string">
            <text:p>Include an area for users to type in their email.</text:p>
          </table:table-cell>
          <table:table-cell table:style-name="ce6" office:value-type="string">
            <text:p>Fix hyena sprite pixels.</text:p>
          </table:table-cell>
          <table:table-cell table:style-name="ce12" office:value-type="string">
            <text:p>Implement "InfoScale_Feet" as a graphic behind the shaded antelope scale graphics on the info pages. <text:s text:c="2"/>Squish scale textures by half(All of the scale textures are 512x256, but are currently being shown in game at 512x512)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6"/>
          <table:table-cell table:style-name="ce11" office:value-type="string">
            <text:p>Tutorial Fungus Masaai guy talking.</text:p>
          </table:table-cell>
          <table:table-cell table:style-name="ce10" office:value-type="string">
            <text:p>Add master volume control to settings. </text:p>
          </table:table-cell>
          <table:table-cell table:style-name="ce10" office:value-type="string">
            <text:p>New background for Central Africa with animated water.</text:p>
          </table:table-cell>
          <table:table-cell table:style-name="ce10" office:value-type="string">
            <text:p>2x small medium and large antelope is dissapointed or upset sound(unique sounds for some antelopes).</text:p>
          </table:table-cell>
          <table:table-cell table:style-name="ce10" office:value-type="string">
            <text:p>Include an area for users to post a bug about "Splash / Startup" in addition to Gameplay, Information, Settings, and Region.</text:p>
          </table:table-cell>
          <table:table-cell table:style-name="ce6" office:value-type="string">
            <text:p>Update info facts for each antelope.</text:p>
          </table:table-cell>
          <table:table-cell table:style-name="ce12" office:value-type="string">
            <text:p>Squish all info scale related textures by half(All of the scale textures are 512x256, but are currently being shown in game at 512x512)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ce11" office:value-type="string">
            <text:p>Replace info page arrows with the left and right antelope cards.</text:p>
          </table:table-cell>
          <table:table-cell table:style-name="ce10" office:value-type="string">
            <text:p>Set the default volume to be based on testers feedback. </text:p>
          </table:table-cell>
          <table:table-cell table:style-name="ce10" office:value-type="string">
            <text:p>Polish settings layout.</text:p>
          </table:table-cell>
          <table:table-cell table:style-name="ce10" office:value-type="string">
            <text:p>Lioness idle growl sound.</text:p>
          </table:table-cell>
          <table:table-cell table:style-name="ce10" office:value-type="string">
            <text:p>Add a "Submit Bug" button for users to press to send their bug in.</text:p>
          </table:table-cell>
          <table:table-cell table:style-name="ce6" office:value-type="string">
            <text:p>Remove throat mane from kudu female.</text:p>
          </table:table-cell>
          <table:table-cell table:style-name="ce12" office:value-type="string">
            <text:p>Make specific assets for backgrounds to have each area stand out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/>
          <table:table-cell table:style-name="ce12" office:value-type="string">
            <text:p>Bug where antelope runs from back of card, difficult to reproduce...(While lioness is out in either medium or hard).</text:p>
          </table:table-cell>
          <table:table-cell table:style-name="ce10" office:value-type="string">
            <text:p>Set hyena laughs only when player loses or if score is very low.</text:p>
          </table:table-cell>
          <table:table-cell table:style-name="ce10" office:value-type="string">
            <text:p>Rework splash animation with A lower and card for E lower.</text:p>
          </table:table-cell>
          <table:table-cell table:style-name="ce10" office:value-type="string">
            <text:p>Lioness provoked roar sound.</text:p>
          </table:table-cell>
          <table:table-cell table:style-name="ce10" office:value-type="string">
            <text:p>Submited bugs will need to be sorted and modified before adding to a database.</text:p>
          </table:table-cell>
          <table:table-cell table:style-name="ce6" office:value-type="string">
            <text:p>Change Klipspringer hoof and coat color.</text:p>
          </table:table-cell>
          <table:table-cell table:style-name="ce12" office:value-type="string">
            <text:p>Have Masaai splash animate lips talking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/>
          <table:table-cell table:style-name="ce12" office:value-type="string">
            <text:p>Fix brightness of return icon at night. <text:s/>Tried doing it in Unity, but tint affects all times of day.</text:p>
          </table:table-cell>
          <table:table-cell table:style-name="ce10" office:value-type="string">
            <text:p>Set hyena gets hit by fruit only if player wins and the hyena stays down.</text:p>
          </table:table-cell>
          <table:table-cell table:style-name="ce14" office:value-type="string">
            <text:p>Add antelope tail swing sideways animation.</text:p>
          </table:table-cell>
          <table:table-cell table:style-name="ce10" office:value-type="string">
            <text:p>Lucian review current sounds and come up with plan for any changes or additions.</text:p>
          </table:table-cell>
          <table:table-cell table:style-name="ce10" office:value-type="string">
            <text:p>Have a developer pending bug page that is hidden from public. Developer can dismiss a bug, modify any part of it, set its status, and assign the bug a severity (Low,Medium,High).</text:p>
          </table:table-cell>
          <table:table-cell table:style-name="ce6" office:value-type="string">
            <text:p>Add Dama Gazelle female.</text:p>
          </table:table-cell>
          <table:table-cell table:style-name="ce12" office:value-type="string">
            <text:p>Have Masaai jump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/>
          <table:table-cell table:style-name="ce12" office:value-type="string">
            <text:p>Sometimes the info page stops speaking the names of antelope.</text:p>
          </table:table-cell>
          <table:table-cell table:style-name="ce10" office:value-type="string">
            <text:p>New score system.</text:p>
          </table:table-cell>
          <table:table-cell table:style-name="ce7" office:value-type="string">
            <text:p>Create a hyena for info page. <text:s/></text:p>
          </table:table-cell>
          <table:table-cell table:style-name="Default"/>
          <table:table-cell table:style-name="ce10" office:value-type="string">
            <text:p>Add a CVS database of all the bugs currently being tracked by us. <text:s/>Clicking on any of these bugs will open a new page that shows the complete description.</text:p>
          </table:table-cell>
          <table:table-cell table:style-name="ce6" office:value-type="string">
            <text:p>Add roan female.</text:p>
          </table:table-cell>
          <table:table-cell table:style-name="ce12" office:value-type="string">
            <text:p>Add setting for enabling an in game timer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/>
          <table:table-cell table:style-name="ce5" office:value-type="string">
            <text:p>Allow for certain antelopes to have tail swing sideways animation instead of back and forth.</text:p>
          </table:table-cell>
          <table:table-cell table:style-name="ce14" office:value-type="string">
            <text:p>Map screen idles after player inactive for 3 ? seconds(may need to adjust amount of time a lot until feels right) regions will begin to automatically <text:s/>pop up just a bit as a hint for player to click them....</text:p>
          </table:table-cell>
          <table:table-cell table:style-name="ce7" office:value-type="string">
            <text:p>Create a lion for info page. <text:s/></text:p>
          </table:table-cell>
          <table:table-cell table:style-name="Default"/>
          <table:table-cell table:style-name="ce10" office:value-type="string">
            <text:p>The database should show the bug description as a title, and be listed in order of date added. <text:s/>If possible, have multiple columns to sort by: Severity, Date Added, Status, Bug Tester(The user's email), Developer.</text:p>
          </table:table-cell>
          <table:table-cell table:style-name="ce6" office:value-type="string">
            <text:p>Add Topi female.</text:p>
          </table:table-cell>
          <table:table-cell table:style-name="ce5" office:value-type="string">
            <text:p>Allow for certain antelopes to have tail swing sideways animation instead of back and forth.</text:p>
          </table:table-cell>
          <table:table-cell table:number-columns-repeated="1016"/>
        </table:table-row>
        <table:table-row table:style-name="ro2">
          <table:table-cell table:style-name="Default"/>
          <table:table-cell table:style-name="ce7" office:value-type="string">
            <text:p>Implement Metric system option in settings menu by switching "InfoScale_Feet" and "InfoScale_Meters" textures in the info pages.</text:p>
          </table:table-cell>
          <table:table-cell table:style-name="ce14" office:value-type="string">
            <text:p>Cards can <text:s/>currently be <text:s/>clicked after losing. <text:s/>The defeat screen should disable player interaction.</text:p>
          </table:table-cell>
          <table:table-cell table:style-name="ce7" office:value-type="string">
            <text:p>Add a drawing for omnivore, carnivore, and herbivore.</text:p>
          </table:table-cell>
          <table:table-cell table:style-name="Default" table:number-columns-repeated="2"/>
          <table:table-cell table:style-name="ce6" office:value-type="string">
            <text:p>Add Thomsons Gazelle female.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Default"/>
          <table:table-cell table:style-name="ce7" office:value-type="string">
            <text:p>Mute hyena by default</text:p>
          </table:table-cell>
          <table:table-cell table:style-name="ce14" office:value-type="string">
            <text:p>The "GO" doesnt show up on the second try after losing.</text:p>
          </table:table-cell>
          <table:table-cell table:style-name="ce7" office:value-type="string">
            <text:p>Add a drawing for a sound <text:s/>icon.</text:p>
          </table:table-cell>
          <table:table-cell table:style-name="Default" table:number-columns-repeated="2"/>
          <table:table-cell table:style-name="ce6" office:value-type="string">
            <text:p>Add Zebra Duiker female.</text:p>
          </table:table-cell>
          <table:table-cell table:number-columns-repeated="1017"/>
        </table:table-row>
        <table:table-row table:style-name="ro2">
          <table:table-cell table:style-name="Default"/>
          <table:table-cell table:style-name="ce7" office:value-type="string">
            <text:p>Implement info pages for lion, lioness and hyena.(Matt needs to make hyena and lion first)</text:p>
          </table:table-cell>
          <table:table-cell table:style-name="ce14" office:value-type="string">
            <text:p>Have a setting to turn on color blind mode.</text:p>
          </table:table-cell>
          <table:table-cell table:style-name="ce7" office:value-type="string">
            <text:p>Update info fact classifications for each antelope.</text:p>
          </table:table-cell>
          <table:table-cell table:style-name="Default" table:number-columns-repeated="2"/>
          <table:table-cell table:style-name="ce6" office:value-type="string">
            <text:p>Finish background for Southern Africa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12" office:value-type="string">
            <text:p>Set lioness as an option in settings menu and default to off.</text:p>
          </table:table-cell>
          <table:table-cell table:style-name="ce7" office:value-type="string">
            <text:p>Create a hyena for info page. <text:s/></text:p>
          </table:table-cell>
          <table:table-cell table:style-name="Default" table:number-columns-repeated="2"/>
          <table:table-cell table:style-name="ce6" office:value-type="string">
            <text:p>Remove bad looking trees in distance of Mount Kilimanjaro. <text:s/>Fix the transition between ground and mountain.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12" office:value-type="string">
            <text:p>Text "Click a region to begin" for pc build and <text:s/>"Tap a region to begin" for mobile.</text:p>
          </table:table-cell>
          <table:table-cell table:style-name="Default" table:number-columns-repeated="3"/>
          <table:table-cell table:style-name="ce6"/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7" office:value-type="string">
            <text:p>Settings option just for the teachers. <text:s/>They can set a password to have control over the settings.</text:p>
          </table:table-cell>
          <table:table-cell table:style-name="Default" table:number-columns-repeated="3"/>
          <table:table-cell table:style-name="ce6"/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7" office:value-type="string">
            <text:p>Reading Comprehension test for the end of a round some text comes up that student has to read and answer the question.</text:p>
          </table:table-cell>
          <table:table-cell table:style-name="Default" table:number-columns-repeated="3"/>
          <table:table-cell table:style-name="ce6"/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7" office:value-type="string">
            <text:p>Match mode for the female and males.</text:p>
          </table:table-cell>
          <table:table-cell table:style-name="Default" table:number-columns-repeated="4"/>
          <table:table-cell table:number-columns-repeated="1017"/>
        </table:table-row>
        <table:table-row table:style-name="ro2" table:number-rows-repeated="24">
          <table:table-cell table:style-name="Default" table:number-columns-repeated="6"/>
          <table:table-cell table:number-columns-repeated="1018"/>
        </table:table-row>
        <table:table-row table:style-name="ro2" table:number-rows-repeated="2">
          <table:table-cell table:style-name="Default" table:number-columns-repeated="7"/>
          <table:table-cell table:number-columns-repeated="1017"/>
        </table:table-row>
        <table:table-row table:style-name="ro2" table:number-rows-repeated="6">
          <table:table-cell table:style-name="Default" table:number-columns-repeated="6"/>
          <table:table-cell table:number-columns-repeated="1018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8">02/28/2019</text:date>, <text:time>15:2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21H48M</meta:editing-duration>
    <meta:editing-cycles>133</meta:editing-cycles>
    <meta:generator>OpenOffice/4.1.6$Win32 OpenOffice.org_project/416m1$Build-9790</meta:generator>
    <dc:date>2019-02-28T15:29:38.96</dc:date>
    <meta:document-statistic meta:table-count="3" meta:cell-count="96" meta:object-count="0"/>
    <meta:user-defined meta:name="Info 1"/>
    <meta:user-defined meta:name="Info 2"/>
    <meta:user-defined meta:name="Info 3"/>
    <meta:user-defined meta:name="Info 4"/>
  </office:meta>
</office:document-meta>
</file>